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PropertiesTests.populatePropertie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rtedPropertiesTests.createSortedPropsFrom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edPropertiesTests.sortsPropertiesAndOmitsCommentsUsin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edPropertiesTests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assertPropsAreSorted( String [ ] 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rtedPropertiesTests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assertKeySet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assertKey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PropertiesTests.sortsPropertiesUsin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rtedPropertiesTest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keySetFrom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createSortedProps( boolean omit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edPropertiesTests.lines( ByteArrayOutputStream ba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entrySetFrom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lines( String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createSorted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sortsPropertiesUsing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rtedPropertiesTests.storingAsXmlSortsPropertiesAndOmits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rtedPropertiesTests.assertEntrySet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rtedPropertiesTests.sortsPropertiesAndOmitsCommentsUsing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edPropertiesTests.lines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Tests.keysFrom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